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RANSACTION_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6-02-09 11:19:40.988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6-02-08 11:19:40.988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6-01-15 11:19:40.9889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6-01-16 11:19:40.989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6-01-22 11:19:40.989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6-02-09 11:19:40.9890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6-02-01 11:19:40.989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6-02-07 11:19:40.9890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6-01-23 11:19:40.9890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6-01-27 11:19:40.9890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6-01-28 11:19:40.9890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6-02-04 11:19:40.9890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6-02-10 11:19:40.9890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6-01-18 11:19:40.989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6-01-21 11:19:40.989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6-01-23 11:19:40.9891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6-01-14 11:19:40.9891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6-02-13 11:19:40.9891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6-01-14 11:19:40.9891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6-01-18 11:19:40.9891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6-01-18 11:19:40.9891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6-02-12 11:19:40.9891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6-02-07 11:19:40.9891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6-02-12 11:19:40.9891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6-02-08 11:19:40.9891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6-02-03 11:19:40.9891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6-01-28 11:19:40.9891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6-01-28 11:19:40.9892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6-02-06 11:19:40.9892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6-02-06 11:19:40.9892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6-01-20 11:19:40.9892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6-01-29 11:19:40.9892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6-01-25 11:19:40.9892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6-02-06 11:19:40.9892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6-01-25 11:19:40.9892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6-02-11 11:19:40.9892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6-02-03 11:19:40.98928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6-02-11 11:19:40.9892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6-01-28 11:19:40.9892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6-01-19 11:19:40.9893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6-01-28 11:19:40.9893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6-01-29 11:19:40.9893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6-01-14 11:19:40.9893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6-01-25 11:19:40.9893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6-01-21 11:19:40.9893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6-02-08 11:19:40.9893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6-01-31 11:19:40.9893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6-01-15 11:19:40.9893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6-02-13 11:19:40.9893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6-02-05 11:19:40.989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3T11:51:40.400000000</meta:creation-date>
    <dc:date>2026-02-13T11:59:54.420000000</dc:date>
    <meta:editing-duration>PT8M14S</meta:editing-duration>
    <meta:editing-cycles>1</meta:editing-cycles>
    <meta:document-statistic meta:table-count="1" meta:cell-count="102" meta:object-count="0"/>
    <meta:generator>LibreOffice/7.6.0.3$Windows_X86_64 LibreOffice_project/69edd8b8ebc41d00b4de3915dc82f8f0fc3b6265</meta:generator>
  </office:meta>
</office:document-meta>
</file>